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2.3556in" style:rel-column-width="16378*"/>
    </style:style>
    <style:style style:name="Table1.B" style:family="table-column">
      <style:table-column-properties style:column-width="2.6889in" style:rel-column-width="18696*"/>
    </style:style>
    <style:style style:name="Table1.C" style:family="table-column">
      <style:table-column-properties style:column-width="2.5674in" style:rel-column-width="17851*"/>
    </style:style>
    <style:style style:name="Table1.D" style:family="table-column">
      <style:table-column-properties style:column-width="1.8132in" style:rel-column-width="1261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itle">
      <style:text-properties style:font-name="Liberation Serif" fo:font-size="22pt" style:font-size-asian="22pt" style:font-size-complex="22pt"/>
    </style:style>
    <style:style style:name="P2" style:family="paragraph" style:parent-style-name="Text_20_body">
      <style:text-properties style:font-name="Liberation Serif" fo:font-size="22pt" style:font-size-asian="22pt" style:font-size-complex="22pt"/>
    </style:style>
    <style:style style:name="P3" style:family="paragraph" style:parent-style-name="Standard">
      <style:text-properties style:font-name="Liberation Serif" fo:font-size="10pt" officeooo:rsid="001d09a4" officeooo:paragraph-rsid="000fc512" style:font-size-asian="10pt" style:font-size-complex="10pt"/>
    </style:style>
    <style:style style:name="P4" style:family="paragraph" style:parent-style-name="Standard">
      <style:text-properties style:font-name="Liberation Serif" fo:font-size="12pt" officeooo:rsid="001d09a4" officeooo:paragraph-rsid="000fc512" style:font-size-asian="12pt" style:font-size-complex="12pt"/>
    </style:style>
    <style:style style:name="P5" style:family="paragraph" style:parent-style-name="Preformatted_20_Text">
      <style:text-properties style:font-name="Liberation Serif" fo:font-size="10pt" officeooo:rsid="001d09a4" officeooo:paragraph-rsid="000fc512" style:font-size-asian="10pt" style:font-size-complex="10pt"/>
    </style:style>
    <style:style style:name="P6" style:family="paragraph" style:parent-style-name="Preformatted_20_Text">
      <style:text-properties style:font-name="Liberation Serif" fo:font-size="10pt" officeooo:rsid="00127c02" officeooo:paragraph-rsid="00127c02" style:font-size-asian="10pt" style:font-size-complex="10pt"/>
    </style:style>
    <style:style style:name="P7" style:family="paragraph" style:parent-style-name="Preformatted_20_Text">
      <style:text-properties style:font-name="Liberation Serif" fo:font-size="12pt" officeooo:rsid="001d09a4" officeooo:paragraph-rsid="000fc512" style:font-size-asian="12pt" style:font-size-complex="12pt"/>
    </style:style>
    <style:style style:name="P8" style:family="paragraph" style:parent-style-name="Table_20_Contents">
      <style:text-properties style:font-name="Liberation Serif" fo:font-size="22pt" style:font-size-asian="22pt" style:font-size-complex="22pt"/>
    </style:style>
    <style:style style:name="P9" style:family="paragraph" style:parent-style-name="Table_20_Contents">
      <style:text-properties style:font-name="Liberation Serif" fo:font-size="22pt" officeooo:rsid="000fc512" officeooo:paragraph-rsid="000fc512" style:font-size-asian="22pt" style:font-size-complex="22pt"/>
    </style:style>
    <style:style style:name="P10" style:family="paragraph" style:parent-style-name="Standard">
      <style:paragraph-properties fo:margin-left="0in" fo:margin-right="0in" fo:text-indent="0in" style:auto-text-indent="false"/>
      <style:text-properties style:font-name="Liberation Serif" fo:font-size="12pt" officeooo:rsid="001d09a4" officeooo:paragraph-rsid="000fc512" style:font-size-asian="12pt" style:font-size-complex="12pt"/>
    </style:style>
    <style:style style:name="P11" style:family="paragraph" style:parent-style-name="Preformatted_20_Text">
      <style:paragraph-properties fo:margin-left="0in" fo:margin-right="0in" fo:text-indent="0in" style:auto-text-indent="false"/>
      <style:text-properties style:font-name="Liberation Serif" fo:font-size="12pt" officeooo:rsid="001d09a4" officeooo:paragraph-rsid="000fc512" style:font-size-asian="12pt" style:font-size-complex="12pt"/>
    </style:style>
    <style:style style:name="P12" style:family="paragraph" style:parent-style-name="Standard">
      <style:text-properties style:font-name="Liberation Serif" fo:font-size="12pt" officeooo:rsid="000edb78" officeooo:paragraph-rsid="00127c02" style:font-size-asian="12pt" style:font-size-complex="12pt"/>
    </style:style>
    <style:style style:name="P13" style:family="paragraph" style:parent-style-name="Standard">
      <style:text-properties style:font-name="Liberation Serif" fo:font-size="12pt" officeooo:rsid="000edb78" officeooo:paragraph-rsid="00141499" style:font-size-asian="12pt" style:font-size-complex="12pt"/>
    </style:style>
    <style:style style:name="P14" style:family="paragraph" style:parent-style-name="Standard">
      <style:text-properties style:font-name="Liberation Serif" fo:font-size="12pt" officeooo:rsid="000edb78" officeooo:paragraph-rsid="0018d562" style:font-size-asian="12pt" style:font-size-complex="12pt"/>
    </style:style>
    <style:style style:name="P15" style:family="paragraph" style:parent-style-name="Standard">
      <style:text-properties style:font-name="Liberation Serif" fo:font-size="10pt" officeooo:rsid="000edb78" officeooo:paragraph-rsid="00141499" style:font-size-asian="10pt" style:font-size-complex="10pt"/>
    </style:style>
    <style:style style:name="P16" style:family="paragraph" style:parent-style-name="Standard">
      <style:paragraph-properties fo:margin-left="0in" fo:margin-right="0in" fo:text-indent="0in" style:auto-text-indent="false"/>
      <style:text-properties style:font-name="Liberation Serif" fo:font-size="12pt" officeooo:rsid="001d09a4" officeooo:paragraph-rsid="0017db1e" style:font-size-asian="12pt" style:font-size-complex="12pt"/>
    </style:style>
    <style:style style:name="P17" style:family="paragraph" style:parent-style-name="Table_20_Contents">
      <style:text-properties style:font-name="Liberation Serif" fo:font-size="12pt" officeooo:rsid="0018d562" officeooo:paragraph-rsid="0018d562" style:font-size-asian="12pt" style:font-size-complex="12pt"/>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rsid="0017db1e" officeooo:paragraph-rsid="0017db1e" style:font-size-asian="10pt" style:font-size-complex="10pt"/>
    </style:style>
    <style:style style:name="P20" style:family="paragraph" style:parent-style-name="Table_20_Contents">
      <style:text-properties style:font-name="Liberation Serif" fo:font-size="10pt" officeooo:rsid="0018d562" officeooo:paragraph-rsid="0018d562" style:font-size-asian="10pt" style:font-size-complex="10pt"/>
    </style:style>
    <style:style style:name="P21" style:family="paragraph" style:parent-style-name="Preformatted_20_Text">
      <style:text-properties style:text-position="0% 100%" style:font-name="Liberation Serif" fo:font-size="10pt" officeooo:rsid="00127c02" officeooo:paragraph-rsid="00127c02" style:font-size-asian="10pt" style:font-size-complex="10pt"/>
    </style:style>
    <style:style style:name="P22" style:family="paragraph" style:parent-style-name="Preformatted_20_Text">
      <style:text-properties style:font-name="Liberation Serif" fo:font-size="12pt" officeooo:rsid="000edb78" officeooo:paragraph-rsid="00141499" style:font-size-asian="12pt" style:font-size-complex="12pt"/>
    </style:style>
    <style:style style:name="P23" style:family="paragraph" style:parent-style-name="Preformatted_20_Text">
      <style:text-properties style:font-name="Liberation Serif" fo:font-size="12pt" officeooo:rsid="000edb78" officeooo:paragraph-rsid="00127c02" style:font-size-asian="12pt" style:font-size-complex="12pt"/>
    </style:style>
    <style:style style:name="P24" style:family="paragraph" style:parent-style-name="Preformatted_20_Text">
      <style:text-properties style:font-name="Liberation Serif" fo:font-size="12pt" officeooo:rsid="000edb78" officeooo:paragraph-rsid="0018d562" style:font-size-asian="12pt" style:font-size-complex="12pt"/>
    </style:style>
    <style:style style:name="P25" style:family="paragraph" style:parent-style-name="Preformatted_20_Text">
      <style:text-properties style:font-name="Liberation Serif" fo:font-size="12pt" officeooo:rsid="0018d562" officeooo:paragraph-rsid="0018d562" style:font-size-asian="12pt" style:font-size-complex="12pt"/>
    </style:style>
    <style:style style:name="P26" style:family="paragraph" style:parent-style-name="Preformatted_20_Text">
      <style:text-properties style:font-name="Liberation Serif" fo:font-size="10pt" officeooo:rsid="000edb78" officeooo:paragraph-rsid="00127c02" style:font-size-asian="10pt" style:font-size-complex="10pt"/>
    </style:style>
    <style:style style:name="P27" style:family="paragraph" style:parent-style-name="Preformatted_20_Text">
      <style:text-properties style:font-name="Liberation Serif" fo:font-size="10pt" officeooo:rsid="000edb78" officeooo:paragraph-rsid="00141499" style:font-size-asian="10pt" style:font-size-complex="10pt"/>
    </style:style>
    <style:style style:name="P28" style:family="paragraph" style:parent-style-name="Preformatted_20_Text">
      <style:paragraph-properties fo:margin-left="0in" fo:margin-right="0in" fo:text-indent="0in" style:auto-text-indent="false"/>
      <style:text-properties style:font-name="Liberation Serif" fo:font-size="12pt" officeooo:rsid="001d09a4" officeooo:paragraph-rsid="0017db1e" style:font-size-asian="12pt" style:font-size-complex="12pt"/>
    </style:style>
    <style:style style:name="T1" style:family="text">
      <style:text-properties officeooo:rsid="000fc512"/>
    </style:style>
    <style:style style:name="T2" style:family="text">
      <style:text-properties style:text-position="super 58%" style:font-name="Liberation Serif"/>
    </style:style>
    <style:style style:name="T3" style:family="text">
      <style:text-properties officeooo:rsid="00141499"/>
    </style:style>
    <style:style style:name="T4" style:family="text">
      <style:text-properties style:font-name="Liberation Serif"/>
    </style:style>
    <style:style style:name="T5" style:family="text">
      <style:text-properties style:font-name="Liberation Serif" officeooo:rsid="00127c02"/>
    </style:style>
    <style:style style:name="T6" style:family="text">
      <style:text-properties style:font-name="Liberation Serif" fo:font-size="10pt" style:font-size-asian="10pt" style:font-size-complex="10pt"/>
    </style:style>
    <style:style style:name="T7" style:family="text">
      <style:text-properties officeooo:rsid="0017db1e"/>
    </style:style>
    <style:style style:name="T8" style:family="text">
      <style:text-properties officeooo:rsid="0018d562"/>
    </style:style>
    <style:style style:name="T9" style:family="text">
      <style:text-properties officeooo:rsid="000edb78"/>
    </style:style>
    <style:style style:name="T10" style:family="text">
      <style:text-properties fo:font-size="10pt" style:font-size-asian="10pt" style:font-size-complex="10pt"/>
    </style:style>
    <style:style style:name="T11" style:family="text">
      <style:text-properties fo:font-size="10pt" officeooo:rsid="0018d562"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mplos de procesos de <text:span text:style-name="T1">participación</text:span> <text:span text:style-name="T1">política</text:span></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Descripción</text:p>
          </table:table-cell>
          <table:table-cell table:style-name="Table1.A1" office:value-type="string">
            <text:p text:style-name="P9">Contenidos</text:p>
          </table:table-cell>
          <table:table-cell table:style-name="Table1.A1" office:value-type="string">
            <text:p text:style-name="P9">Aportación</text:p>
          </table:table-cell>
          <table:table-cell table:style-name="Table1.D1" office:value-type="string">
            <text:p text:style-name="P9">Referencias</text:p>
          </table:table-cell>
        </table:table-row>
        <table:table-row>
          <table:table-cell table:style-name="Table1.A2" office:value-type="string">
            <text:p text:style-name="P10">Título: Derecho de voto a las mujeres</text:p>
            <text:p text:style-name="P11">Cuándo: 1931</text:p>
            <text:p text:style-name="P11">Dónde: España</text:p>
            <text:p text:style-name="P11">Contexto: La primera vuelta de las segundas elecciones generales de la Segunda República Española (1933)</text:p>
          </table:table-cell>
          <table:table-cell table:style-name="Table1.A2" office:value-type="string">
            <text:p text:style-name="P5">El 1 de octubre de 1931 se aprobó en las Cortes el sufragio femenino en España. En esas Cortes sólo había tres mujeres, defendiendo posturas contrapuestas. Victoria Kent, partidaria de no dar todavía el derecho a voto a las mujeres, sostenía que si todas las españolas fueran obreras o universitarias "y estuvieran liberadas en su conciencia, yo me levantaría hoy frente a toda la Cámara para pedir el voto femenino". Frente a ella Clara Campoamor, en contra de su propio partido, el Radical, defendía este derecho para reconocer a la mujer todos sus derechos como ser humano, por "pura ética". "Dejad que la mujer se manifieste como es, para conocerla y para juzgarla; respetad su derecho como ser humano", expuso a los diputados. El debate de fondo era el riesgo de que el voto de las mujeres, supuestamente muy influenciadas por la Iglesia Católica, <text:span text:style-name="T1">paradójicamente</text:span> pudiera dar el el triunfo de la derecha y del centro-derecha.</text:p>
          </table:table-cell>
          <table:table-cell table:style-name="Table1.A2" office:value-type="string">
            <text:p text:style-name="P5">La contradicción entre abrir un proceso un participativo a personas que pueden dificultar que el proceso alcance los resultados deseados. La observación de que en ese caso la tecnología que "abría" el acceso a ese derecho era la lectura/escritura. Las mujeres, en su mayoría analfabetas, no tenía acceso a esa tecnología (la lectura/escritura) y eso les restaba autonomía para <text:span text:style-name="T1">formar su propia</text:span> una opinión política. Por eso, otras mujeres pensaban que era contraproducente dar <text:span text:style-name="T1">el </text:span>derecho a voto a personas que no lo van a poder ejercer con soberanía personal.</text:p>
          </table:table-cell>
          <table:table-cell table:style-name="Table1.D2" office:value-type="string">
            <text:p text:style-name="P5"><text:span text:style-name="T5">Mujeres en red: </text:span><text:a xlink:type="simple" xlink:href="http://www.mujeresenred.net/spip.php?article771" text:style-name="Internet_20_link" text:visited-style-name="Visited_20_Internet_20_Link"><text:span text:style-name="T4">http://www.mujeresenred.net/spip.php?article771</text:span></text:a><text:span text:style-name="T4"><text:line-break/></text:span><text:span text:style-name="T5">Wikipedia:</text:span></text:p>
            <text:p text:style-name="P6"><text:a xlink:type="simple" xlink:href="https://es.wikipedia.org/wiki/Sufragio_femenino#Espa.C3.B1a" text:style-name="Internet_20_link" text:visited-style-name="Visited_20_Internet_20_Link"><text:span text:style-name="T4">https://es.wikipedia.org/wiki/Sufragio_femenino#Espa.C3.B1</text:span></text:a><text:a xlink:type="simple" xlink:href="https://es.wikipedia.org/wiki/Sufragio_femenino#Espa.C3.B1a" text:style-name="Internet_20_link" text:visited-style-name="Visited_20_Internet_20_Link"><text:span text:style-name="T2">a</text:span></text:a></text:p>
            <text:p text:style-name="P21"/>
          </table:table-cell>
        </table:table-row>
        <table:table-row>
          <table:table-cell table:style-name="Table1.A2" office:value-type="string">
            <text:p text:style-name="P4">Título: Red Indymedia (Independent Media Center o Centro de Medios Independientes)</text:p>
            <text:p text:style-name="P7"><text:s/>Cuándo: Creada en 1999 durante las manifestaciones contra la cumbre de la OMC en Seattle</text:p>
            <text:p text:style-name="P7">Dónde: Global, local y online</text:p>
            <text:p text:style-name="P7"><text:soft-page-break/>Contexto: Luchas contra la globalización</text:p>
          </table:table-cell>
          <table:table-cell table:style-name="Table1.A2" office:value-type="string">
            <text:p text:style-name="P3">La red Indymedia se crea a raíz de las movilizaciones contra la Cumbre de Seattle en 1999 como un espacio para el periodismo ciudadano independiente y alternativo. Es fruto de una alianza entre activistas tecnológicos - hackers - y activistas mediáticos tradicionales, que empiezan a trabajar conjuntamente aprovechando las innovaciones tecnológicas introducidas por el lenguaje de programación PHP, que permitía <text:soft-page-break/>la publicación abierta e interactiva en internet. </text:p>
            <text:p text:style-name="P5">La red Indymedia no es una red centralizada, sinó como la unión de nodos (Centros de Medios Independientes) autónomos pero con unos principios comunes.</text:p>
            <text:p text:style-name="P5">Se considera la primera experiencia masiva y exitosa de publicación colaborativa <text:span text:style-name="T1">y</text:span> abierta <text:span text:style-name="T1">en </text:span>la blogosfera.</text:p>
          </table:table-cell>
          <table:table-cell table:style-name="Table1.A2" office:value-type="string">
            <text:p text:style-name="P5">Un caso de alianza entre activistas sociales (periodismo) y activistas tecnológicos (programadores). Ejemplifica que no es preciso que todo el mundo tenga conocimientos tecnológicos. Se pueden hacer alianzas. Ejemplifica que una tecnología (el lenguaje de programación PHP) permitió poner en marcha prácticas sociales (periodismo ciudadano independiente) que sin esta tecnología <text:soft-page-break/>hubiera sido mucho más difícil de llevar a cabo.</text:p>
          </table:table-cell>
          <table:table-cell table:style-name="Table1.D2" office:value-type="string">
            <text:p text:style-name="P3">Indymedia: <text:s/>https://www.indymedia.org/es/</text:p>
            <text:p text:style-name="P5">Indymedia Barcelona: http://barcelona.indymedia.org/?lang=es_ES</text:p>
          </table:table-cell>
        </table:table-row>
        <table:table-row>
          <table:table-cell table:style-name="Table1.A2" office:value-type="string">
            <text:p text:style-name="P13">Título: Nunca Máis (<text:span text:style-name="T3">n</text:span>ombre en gallego)</text:p>
            <text:p text:style-name="P22">Cuándo: 2002</text:p>
            <text:p text:style-name="P22">Contexto: Movimientos sociales ecologistas</text:p>
            <text:p text:style-name="P22">Dónde: Galicia y la coste norte de España</text:p>
          </table:table-cell>
          <table:table-cell table:style-name="Table1.A2" office:value-type="string">
            <text:p text:style-name="P27">El 13 de noviembre de 2002 ell petrolero "Prestige" navegaba con 77.000 toneladas de fuel cuando, frente al cabo Fisterra, sufrió una importante vía de agua en medio de un temporal, provocando una primera marea negra. El 19 de noviembre se hundió, provocando una segunda merea negra de unas 10.000 toneladas de fuel que se extendió por toda la costa norte, causando una de las catástrofes medioambientales más grandes de la historia de la navegación. El <text:s/>21 de noviembre se creó la plataforma ciudadana Nunca Máis, como reacción popular contra la gestión de la catástrofe por parte del gobierno de Partido Popular. La plataforma sumó a más de 200 asociaciones vinculadas con la sociedad civil gallega. El 1 de diciembre de 2002, cerca de 200.000 personas se manifestaron en Santiago de Compostela bajo el lema Nunca máis. Entre noviembre de 2002 y julio de 2003, cientos de miles de personas, espontáneas o auto-organizadas, participaron voluntariamente en la limpieza de las playas y en la recuperación de aves petroleadas a lo largo de toda la costa afectada. La plataforma reclamó que Galicia fuese declarada «zona catastrófica» y se activasen las ayudas económicas para recuperar la zona, limpiar el vertido tóxico y compensar a los sectores afectados en una zona de tradición marítima. También pidió condenas para los responsables del Prestige y medidas preventivas para evitar futuros desastres.</text:p>
          </table:table-cell>
          <table:table-cell table:style-name="Table1.A2" office:value-type="string">
            <text:p text:style-name="P27">La confluencia entre asociaciones, grupos auto-oganizados y personas espontáneas. La confluencia entre la denuncia (manifestaciones) y el hacerse cargo de las consecuencias de la catástrofe tanto para el medio ambiete (vegetación, animales) como para las personas (paisaje, actividad pesquera), poniéndose manos a la obra. La combinación de acciones de crítica con acciones constructivas. No es cubrir la acción del estado <text:span text:style-name="T3">sino</text:span> <text:span text:style-name="T3">mostrar</text:span> lo que no está haciendo haciéndolo tú. </text:p>
          </table:table-cell>
          <table:table-cell table:style-name="Table1.D2" office:value-type="string">
            <text:p text:style-name="P15">Plataforma Nunca Máis:</text:p>
            <text:p text:style-name="P15">https://plataformanuncamais.wordpress.com/</text:p>
            <text:p text:style-name="P27"><text:span text:style-name="T3">Wikipedia: </text:span><text:s/>https://es.wikipedia.org/wiki/Nunca_M%C3%A1is</text:p>
            <text:p text:style-name="P27">Desastre del prestige: https://es.wikipedia.org/wiki/Desastre_del_Prestige</text:p>
            <text:p text:style-name="P27">Vídeo de la agencia EFE: https://www.youtube.com/watch?v=-gJM7YFZS-k</text:p>
          </table:table-cell>
        </table:table-row>
        <text:soft-page-break/>
        <table:table-row>
          <table:table-cell table:style-name="Table1.A2" office:value-type="string">
            <text:p text:style-name="P16">Título: <text:span text:style-name="T7">13 M – Pásalo!</text:span></text:p>
            <text:p text:style-name="P28">Cuándo: <text:span text:style-name="T7">13 Marzo 2004</text:span></text:p>
            <text:p text:style-name="P28">Dónde: España</text:p>
            <text:p text:style-name="P28">Contexto: <text:span text:style-name="T7">Dos días después de los atentados del 11M en Madrid y un día antes de las elecciones generales del 14 Marzo.</text:span></text:p>
          </table:table-cell>
          <table:table-cell table:style-name="Table1.A2" office:value-type="string">
            <text:p text:style-name="P19">Según articulo del Diario.es “ La noche del 12 marzo de 2004, alguien tecleó en su teléfono móvil este mensaje de texto: "¿Aznar de rositas? ¿Lo llaman jornada de reflexión y Urdaci trabajando? Hoy 13M, a las 18h. Sede PP, C/ Génova 13. Sin partidos. Silencio por la verdad. ¡Pásalo!". No lo envió hasta la mañana siguiente, a diez o doce amigos. Luego contó que lo había escrito como un acto desesperado de rabia. Protestaba por la política de comunicación del gobierno del Partido Popular tras los atentados del 11 de marzo, ocurridos en plena campaña electoral y a sólo cuatro días de las votaciones y por la instrumentalización de la televisión pública (Alfredo Urdaci, señalado en el SMS, era el responsable entonces de los programas informativos de Televisión Española).</text:p>
            <text:p text:style-name="P19">Aquel mensaje de texto saltó a los foros de Internet y, de ahí, sin pasar por los medios, a las calles. Fue el desencadenante de decenas de protestas espontáneas ante las sedes del Partido Popular de toda España en las que se preguntaba “¿Quién ha sido?”. <text:s/>Manuel Castells, en su libro “Comunicación móvil y sociedad”, recoge un dato revelador: “El sábado, el tráfico de SMS aumentó un 20% respecto del tráfico habitual, y el domingo, un 40%, un récord absoluto para este tipo de mensajes”.</text:p>
          </table:table-cell>
          <table:table-cell table:style-name="Table1.A2" office:value-type="string">
            <text:p text:style-name="P18">Las <text:span text:style-name="T7">movilizaciones delante de la sede del Partido Popular pero también en la calle </text:span>el 13 de marzo de 2004 mostraron por primera vez la capacidad de las <text:span text:style-name="T7">ciudadanas</text:span> y de activistas <text:span text:style-name="T7">para </text:span>generar movilizaciones instantáneas con el apoyo de las tecnologías <text:span text:style-name="T7">en este caso una convocatoria que se pasaba usando SMS con el móvil.</text:span></text:p>
          </table:table-cell>
          <table:table-cell table:style-name="Table1.D2" office:value-type="string">
            <text:p text:style-name="P19">Diario.es:</text:p>
            <text:p text:style-name="P19"><text:a xlink:type="simple" xlink:href="http://www.eldiario.es/turing/13M-15M-Pasalo-SMS_0_237976327.html" text:style-name="Internet_20_link" text:visited-style-name="Visited_20_Internet_20_Link">http://www.eldiario.es/turing/13M-15M-Pasalo-SMS_0_237976327.html</text:a><text:line-break/>Periodistas21:</text:p>
            <text:p text:style-name="P19"><text:a xlink:type="simple" xlink:href="http://www.periodistas21.com/2004/03/el-da-que-los-sms-cambiaron-la-poltica.html" text:style-name="Internet_20_link" text:visited-style-name="Visited_20_Internet_20_Link">http://www.periodistas21.com/2004/03/el-da-que-los-sms-cambiaron-la-poltica.html</text:a></text:p>
            <text:p text:style-name="P19">“Smart mobs y mensajes en cadena. Aproximación teórica a las convocatorias “espontáneas” de movilización social mediante redes</text:p>
            <text:p text:style-name="P19">telemáticas”, José Candon Mena:</text:p>
            <text:p text:style-name="P19"><text:a xlink:type="simple" xlink:href="https://dialnet.unirioja.es/descarga/articulo/3674190.pdf" text:style-name="Internet_20_link" text:visited-style-name="Visited_20_Internet_20_Link">https://dialnet.unirioja.es/descarga/articulo/3674190.pdf</text:a></text:p>
            <text:p text:style-name="P19"/>
            <text:p text:style-name="P19"/>
          </table:table-cell>
        </table:table-row>
        <table:table-row>
          <table:table-cell table:style-name="Table1.A2" office:value-type="string">
            <text:p text:style-name="P12">Título: Bodas por amor</text:p>
            <text:p text:style-name="P23">Cuándo: 2005 en adelante</text:p>
            <text:p text:style-name="P23">Dónde: Muchos sitios</text:p>
            <text:p text:style-name="P23">Contexto: Leyes de extranjería muy restrictivas</text:p>
          </table:table-cell>
          <table:table-cell table:style-name="Table1.A2" office:value-type="string">
            <text:p text:style-name="P26">Personas nacionales contraen matrimonio con personas extrajeras para que estas últimas adquieran derechos de ciudadanía. Es una acción de solidaridad, una forma de amor. Esta acción requiere confianza. A menudo, la persona nacional y la persona extranjera se han conocido en un ambien<text:span text:style-name="T3">te</text:span> <text:span text:style-name="T3">inclusivo</text:span> y abierto, muchas veces de lucha social. Suele haber un contexto social favorable, muchas personas amigas que están al corriente del proceso y lo celebran como una fiesta reivindicativa de los derechos de ciudadanía <text:soft-page-break/>para todas las personas. Esta acción se apoya en la facilidad de conseguir, posteriormente, el divorcio.</text:p>
          </table:table-cell>
          <table:table-cell table:style-name="Table1.A2" office:value-type="string">
            <text:p text:style-name="P26">Un caso en el que la lucha por los derechos de <text:span text:style-name="T3">ciudadanía</text:span> para todas las personas debe mantenerse en el anonimato, sin comunicación pública. Un caso de “hackeo” de la legalidad: una acción de desobediencia civil que, sin embargo, se escuda en la legalidad de los contratos matrimoniales. Una acción que no persigue un enfrentamiento directo sino moverse entre las grietas del sistema. Aquí la tecnología es jurídica. Comunicación informal, anónima.</text:p>
          </table:table-cell>
          <table:table-cell table:style-name="Table1.D2" office:value-type="string">
            <text:p text:style-name="P26">No hay referencias públicas. En estas acciones la persona nacional puede ser castigada con penas de cárcel y la persona emigrante con la deportación. Por eso de mantienen en el anonimato.</text:p>
          </table:table-cell>
        </table:table-row>
        <table:table-row>
          <table:table-cell table:style-name="Table1.A2" office:value-type="string">
            <text:p text:style-name="P14">Título: <text:span text:style-name="T8">Marco Civil</text:span></text:p>
            <text:p text:style-name="P24">Cuándo: </text:p>
            <text:p text:style-name="P24">Dónde: <text:span text:style-name="T8">Brasil</text:span></text:p>
            <text:p text:style-name="P24">Contexto: <text:span text:style-name="T8">Diseño nuevas leyes <text:s/>sobre internet y las TIC</text:span></text:p>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4">Título: <text:span text:style-name="T8">Brexit</text:span></text:p>
            <text:p text:style-name="P24">Cuándo: <text:span text:style-name="T8">2016</text:span></text:p>
            <text:p text:style-name="P24">Dónde: <text:span text:style-name="T8">Gran Bretaña</text:span></text:p>
            <text:p text:style-name="P24">Contexto: <text:span text:style-name="T8">Consulta para salir GB de la Unión Europea</text:span></text:p>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7"><text:span text:style-name="T9">Título: </text:span>Programa de Actuación Municipal (PAM) <text:line-break/><text:span text:style-name="T9">Cuándo: </text:span>2016-2019 </text:p>
            <text:p text:style-name="P24">Dónde: <text:span text:style-name="T8">Barcelona</text:span></text:p>
            <text:p text:style-name="P25">Contexto: Nuevos ayuntamientos elegidos el 24 Mayo 2015</text:p>
          </table:table-cell>
          <table:table-cell table:style-name="Table1.A2" office:value-type="string">
            <text:p text:style-name="Text_20_body"><text:span text:style-name="T6">El Plan de Actuación Municipal (PAM) define la hoja de ruta para la construcción de una ciudad más equitativa e inclusiva, donde todo el mundo pueda vivir dignamente y donde todo el mundo tenga voz. </text:span><text:span text:style-name="T10">El PAM, pues, incluye medidas urgentes que no admiten espera, pero también tiene una mirada estratégica, de medio y largo plazo en el desarrollo socioeconómico, en la cultura, en la innovación tecnológica, en la igualdad de género, en la profundización democrática, en la lucha contra la contaminación y el cambio climático..., en todos aquellos ámbitos que tienen que contribuir a hacer de Barcelona una ciudad de derechos y oportunidades. </text:span><text:span text:style-name="T11">E</text:span><text:span text:style-name="T10">l Ayuntamiento de Barcelona, en base a una propuesta inicial elaborada por el equipo de gobierno, abre un proceso de participación ciudadana para construir, pensar y debatir entre todos las actuaciones y prioridades que se han incluido. Este tiene que ser un paso adelante en la construcción colectiva de </text:span><text:soft-page-break/><text:span text:style-name="T10">Barcelona. El proceso de participación para el Plan municipal es un método híbrido entre las citas presenciales y los espacios digitales. Esta singularidad ha impulsado el nacimiento de la plataforma decidim.barcelona . Gracias a </text:span><text:span text:style-name="T11">ella </text:span><text:span text:style-name="T10">se crea un espacio de participación abierto a toda la ciudadanía, se hace visible todo el proceso de forma transparente y trazable y hay un retorno de las propuestas introducidas.</text:span></text:p>
          </table:table-cell>
          <table:table-cell table:style-name="Table1.A2" office:value-type="string">
            <text:p text:style-name="P20">Un análisis actual de un caso de estudio concreto localizado en Barcelona y que ofrece un ejemplo de como las plataformas digitales pueden dar fuerza a procesos de participación presenciales para que las ciudadanas puedan participar de varias maneras en el diseño y desarrollo de las políticas publicas del ayuntamiento.</text:p>
          </table:table-cell>
          <table:table-cell table:style-name="Table1.D2" office:value-type="string">
            <text:p text:style-name="P20">Govern obert: <text:a xlink:type="simple" xlink:href="http://governobert.bcn.cat/estrategiaifinances/es/programa-dactuació-municipal-pam-2016-2019bp" text:style-name="Internet_20_link" text:visited-style-name="Visited_20_Internet_20_Link">http://governobert.bcn.cat/estrategiaifinances/es/programa-dactuaci%C3%B3-municipal-pam-2016-2019bp</text:a><text:line-break/>Ajuntament de Barcelona: </text:p>
            <text:p text:style-name="P20"><text:a xlink:type="simple" xlink:href="http://ajuntament.barcelona.cat/seguretatiprevencio/es/plan-de-actuación-municipal" text:style-name="Internet_20_link" text:visited-style-name="Visited_20_Internet_20_Link">http://ajuntament.barcelona.cat/seguretatiprevencio/es/plan-de-actuaci%C3%B3n-municipal</text:a></text:p>
            <text:p text:style-name="P20">Decidim:</text:p>
            <text:p text:style-name="P20"><text:a xlink:type="simple" xlink:href="https://www.decidim.barcelona/processes/1?locale=es" text:style-name="Internet_20_link" text:visited-style-name="Visited_20_Internet_20_Link">https://www.decidim.barcelona/processes/1?locale=es</text:a></text:p>
            <text:p text:style-name="P20"/>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9:14:42.639536013</meta:creation-date>
    <meta:generator>LibreOffice/4.3.3.2$Linux_X86_64 LibreOffice_project/430m0$Build-2</meta:generator>
    <dc:date>2017-04-05T14:39:14.771074284</dc:date>
    <meta:editing-duration>PT1H8M54S</meta:editing-duration>
    <meta:editing-cycles>5</meta:editing-cycles>
    <meta:document-statistic meta:table-count="1" meta:image-count="0" meta:object-count="0" meta:page-count="5" meta:paragraph-count="71" meta:word-count="1693" meta:character-count="11443" meta:non-whitespace-character-count="9808"/>
  </office:meta>
</office:document-meta>
</file>